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text-properties style:font-name="Times" fo:font-size="12.0pt"/>
    </style:style>
    <style:style style:name="P2" style:family="paragraph" style:parent-style-name="Standard">
      <style:text-properties style:font-name="Times" fo:font-size="14.0pt" fo:color="#ff0000"/>
    </style:style>
    <style:style style:name="T1" style:family="text">
      <style:text-properties fo:font-weight="bold" fo:font-weight-asian="bold" fo:font-weight-complex="bold" style:text-underline-style="solid"/>
    </style:style>
    <style:style style:name="TableColumn1" style:family="table-column">
      <style:table-column-properties style:column-width="3.4625in" style:rel-column-width="32767*"/>
    </style:style>
  </office:automatic-styles>
  <office:body>
    <office:text>
      <text:p text:style-name="P1">Architecture Design</text:p>
      <text:p text:style-name="P1">The chosen architecture for designing and implementing the BattleBots program outlined in the requirements document will be a Model-View-Controller.</text:p>
      <text:p text:style-name="P1"/>
      <text:p text:style-name="P2">Model-View-Controller is consist with three different parts. Model, View and Controller, <text:s/>Model does not rely on either View or Controller (it does not care how it is being controlled or viewed) it just controls the behaviour of the application following by the rules and manage the data of the application domain. <text:s/>Model can update and display the state to View so the user can see what changes has he/she made by using the Controller. View needs to register into the which Model it wants to view, once it has been registered it will display whatever the Model allows it to the user. If View is the output tool in this relationship, Controller will be the input tool in the relationship, it interacts with the user by taking user’s input from either keyboard or mouse and informing it to the Model.</text:p>
      <text:p text:style-name="P2"/>
      <text:p text:style-name="P2"/>
      <text:p text:style-name="P2">* pros:</text:p>
      <text:p text:style-name="P2"><text:tab/>1. Low dependency: since Model is separated from View and Controller so with the same application if we just need change a rule of it we just need to change the Model without editing <text:s/>the View or the Controller</text:p>
      <text:p text:style-name="P2"><text:tab/></text:p>
      <text:p text:style-name="P1"/>
      <text:p text:style-name="P1">There are a number of reasons why this architecture has been chosen over other types. <text:s/>The primary reason for this design choice is that all members of the A5 software team already have a familiarity with how this architecture should work. <text:s/>All members of the group have taken computer science courses which involved creating programs based on a Model-View-Controller architecture, so experience with this method is pres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1">OLD VERSION, Ignore Everything Below This Line</text:span></text:p>
      <text:p text:style-name="P1">1.) Outer Layer: This layer is considered the user interface of the program. <text:s/>Main function of this layer will be to translate tasks and results to a format that the user can understand</text:p>
      <text:p text:style-name="P1">Chosen architecture:<text:tab/><text:span text:style-name="T1">Independent Components (Event-Driven Architecture):</text:span><text:s/>This architecture is primarily useful for detecting, producing and reacting to different events.</text:p>
      <text:p text:style-name="P1">Why this architecture? <text:s/>There are a few reasons why this architecture has been chosen for our outer layer. <text:s/>The main reason is that our program will be occurring on a human time scale. <text:s/>Events that occur will need to occur at…….</text:p>
      <text:p text:style-name="P1"/>
      <text:p text:style-name="P1">2.) Middle Layer: <text:s/>This layer will coordinate process' and data the different layers and makes logical decisions and evaluations. <text:s/>This is an necessary layer to have in our game design since we will be using the Forth programming language and will need to communicate with robot AI's though a mailbox system.</text:p>
      <text:p text:style-name="P1">Chosen architecture: <text:span text:style-name="T1">Blackboard</text:span><text:s/>….</text:p>
      <text:p text:style-name="P1"/>
      <text:p text:style-name="P1">3.) Bottom layer: This is the business and logic database layer in our system.</text:p>
      <text:p text:style-name="P1">Chosen architecture: <text:span text:style-name="T1">Blackboard</text:span><text:s/>The reason for this is becau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47</meta:generator>
  </office:meta>
</office:document-meta>
</file>